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000000" draw:stroke-linejoin="round" svg:stroke-linecap="square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ff0000" draw:stroke-linejoin="round" svg:stroke-linecap="square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ff" draw:stroke-linejoin="round" svg:stroke-linecap="square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text-properties style:font-name="LM Roman 10" fo:font-size="16pt"/>
    </style:style>
    <style:style style:name="P3" style:family="paragraph">
      <loext:graphic-properties draw:fill="solid" draw:fill-color="#000000"/>
      <style:text-properties style:font-name="LM Roman 10" fo:font-size="16pt"/>
    </style:style>
    <style:style style:name="P4" style:family="paragraph">
      <loext:graphic-properties draw:fill="none"/>
      <style:text-properties style:font-name="LM Roman 10" fo:font-size="16pt"/>
    </style:style>
    <style:style style:name="P5" style:family="paragraph">
      <style:paragraph-properties fo:text-align="start" style:writing-mode="lr-tb"/>
      <style:text-properties style:font-name="LM Roman 10" fo:font-size="16pt"/>
    </style:style>
    <style:style style:name="P6" style:family="paragraph">
      <loext:graphic-properties draw:fill="none"/>
      <style:paragraph-properties fo:text-align="start" style:writing-mode="lr-tb"/>
      <style:text-properties style:font-name="LM Roman 10" fo:font-size="16pt" style:font-size-asian="12pt" style:font-size-complex="12pt"/>
    </style:style>
    <style:style style:name="P7" style:family="paragraph">
      <loext:graphic-properties draw:fill="solid" draw:fill-color="#ffffff" draw:opacity="80%"/>
      <style:text-properties style:font-name="LM Roman 10" fo:font-size="16pt"/>
    </style:style>
    <style:style style:name="P8" style:family="paragraph">
      <loext:graphic-properties draw:fill="solid" draw:fill-color="#000000"/>
    </style:style>
    <style:style style:name="T1" style:family="text">
      <style:text-properties fo:color="#000000" fo:font-style="italic" style:font-size-asian="12pt" style:font-name-complex="Computer Modern" style:font-size-complex="12pt" style:font-style-complex="italic"/>
    </style:style>
    <style:style style:name="T2" style:family="text">
      <style:text-properties fo:color="#000000" style:font-size-asian="12pt" style:font-name-complex="Computer Moder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148cm" svg:height="5.755cm" svg:x="-0.112cm" svg:y="0cm" svg:viewBox="0 0 15149 5756" draw:points="0,5756 15149,5756 15149,0 0,0">
          <text:p/>
        </draw:polygon>
        <draw:polygon draw:style-name="gr1" draw:text-style-name="P2" draw:layer="layout" svg:width="12.797cm" svg:height="3.599cm" svg:x="1.505cm" svg:y="0.54cm" svg:viewBox="0 0 12798 3600" draw:points="0,3600 12798,3600 12798,0 0,0">
          <text:p/>
        </draw:polygon>
        <draw:polygon draw:style-name="gr2" draw:text-style-name="P3" draw:layer="layout" svg:width="0cm" svg:height="0.122cm" svg:x="1.533cm" svg:y="4.139cm" svg:viewBox="0 0 0 123" draw:points="0,0 0,123">
          <text:p/>
        </draw:polygon>
        <draw:line draw:style-name="gr3" draw:text-style-name="P4" draw:layer="layout" svg:x1="1.533cm" svg:y1="4.139cm" svg:x2="1.533cm" svg:y2="4.262cm">
          <text:p/>
        </draw:line>
        <draw:polygon draw:style-name="gr2" draw:text-style-name="P3" draw:layer="layout" svg:width="0cm" svg:height="0.122cm" svg:x="3.133cm" svg:y="4.139cm" svg:viewBox="0 0 0 123" draw:points="0,0 0,123">
          <text:p/>
        </draw:polygon>
        <draw:line draw:style-name="gr3" draw:text-style-name="P4" draw:layer="layout" svg:x1="3.133cm" svg:y1="4.139cm" svg:x2="3.133cm" svg:y2="4.262cm">
          <text:p/>
        </draw:line>
        <draw:frame draw:style-name="gr4" draw:text-style-name="P6" draw:layer="layout" svg:width="0.718cm" svg:height="0.801cm" svg:x="1.266cm" svg:y="4.288cm">
          <draw:text-box>
            <text:p text:style-name="P5"><text:span text:style-name="T1">−</text:span><text:span text:style-name="T2">3</text:span></text:p>
          </draw:text-box>
        </draw:frame>
        <draw:polygon draw:style-name="gr2" draw:text-style-name="P3" draw:layer="layout" svg:width="0cm" svg:height="0.122cm" svg:x="4.732cm" svg:y="4.139cm" svg:viewBox="0 0 0 123" draw:points="0,0 0,123">
          <text:p/>
        </draw:polygon>
        <draw:line draw:style-name="gr3" draw:text-style-name="P4" draw:layer="layout" svg:x1="4.732cm" svg:y1="4.139cm" svg:x2="4.732cm" svg:y2="4.262cm">
          <text:p/>
        </draw:line>
        <draw:frame draw:style-name="gr4" draw:text-style-name="P6" draw:layer="layout" svg:width="0.718cm" svg:height="0.801cm" svg:x="2.866cm" svg:y="4.288cm">
          <draw:text-box>
            <text:p text:style-name="P5"><text:span text:style-name="T1">−</text:span><text:span text:style-name="T2">2</text:span></text:p>
          </draw:text-box>
        </draw:frame>
        <draw:polygon draw:style-name="gr2" draw:text-style-name="P3" draw:layer="layout" svg:width="0cm" svg:height="0.122cm" svg:x="6.332cm" svg:y="4.139cm" svg:viewBox="0 0 0 123" draw:points="0,0 0,123">
          <text:p/>
        </draw:polygon>
        <draw:line draw:style-name="gr3" draw:text-style-name="P4" draw:layer="layout" svg:x1="6.332cm" svg:y1="4.139cm" svg:x2="6.332cm" svg:y2="4.262cm">
          <text:p/>
        </draw:line>
        <draw:frame draw:style-name="gr4" draw:text-style-name="P6" draw:layer="layout" svg:width="0.718cm" svg:height="0.801cm" svg:x="4.466cm" svg:y="4.288cm">
          <draw:text-box>
            <text:p text:style-name="P5"><text:span text:style-name="T1">−</text:span><text:span text:style-name="T2">1</text:span></text:p>
          </draw:text-box>
        </draw:frame>
        <draw:polygon draw:style-name="gr2" draw:text-style-name="P3" draw:layer="layout" svg:width="0cm" svg:height="0.122cm" svg:x="7.931cm" svg:y="4.139cm" svg:viewBox="0 0 0 123" draw:points="0,0 0,123">
          <text:p/>
        </draw:polygon>
        <draw:line draw:style-name="gr3" draw:text-style-name="P4" draw:layer="layout" svg:x1="7.931cm" svg:y1="4.139cm" svg:x2="7.931cm" svg:y2="4.262cm">
          <text:p/>
        </draw:line>
        <draw:frame draw:style-name="gr4" draw:text-style-name="P6" draw:layer="layout" svg:width="0.421cm" svg:height="0.801cm" svg:x="6.229cm" svg:y="4.288cm">
          <draw:text-box>
            <text:p text:style-name="P5"><text:span text:style-name="T2">0</text:span></text:p>
          </draw:text-box>
        </draw:frame>
        <draw:polygon draw:style-name="gr2" draw:text-style-name="P3" draw:layer="layout" svg:width="0cm" svg:height="0.122cm" svg:x="9.531cm" svg:y="4.139cm" svg:viewBox="0 0 0 123" draw:points="0,0 0,123">
          <text:p/>
        </draw:polygon>
        <draw:line draw:style-name="gr3" draw:text-style-name="P4" draw:layer="layout" svg:x1="9.531cm" svg:y1="4.139cm" svg:x2="9.531cm" svg:y2="4.262cm">
          <text:p/>
        </draw:line>
        <draw:frame draw:style-name="gr4" draw:text-style-name="P6" draw:layer="layout" svg:width="0.421cm" svg:height="0.801cm" svg:x="7.829cm" svg:y="4.288cm">
          <draw:text-box>
            <text:p text:style-name="P5"><text:span text:style-name="T2">1</text:span></text:p>
          </draw:text-box>
        </draw:frame>
        <draw:polygon draw:style-name="gr2" draw:text-style-name="P3" draw:layer="layout" svg:width="0cm" svg:height="0.122cm" svg:x="11.13cm" svg:y="4.139cm" svg:viewBox="0 0 0 123" draw:points="0,0 0,123">
          <text:p/>
        </draw:polygon>
        <draw:line draw:style-name="gr3" draw:text-style-name="P4" draw:layer="layout" svg:x1="11.13cm" svg:y1="4.139cm" svg:x2="11.13cm" svg:y2="4.262cm">
          <text:p/>
        </draw:line>
        <draw:frame draw:style-name="gr4" draw:text-style-name="P6" draw:layer="layout" svg:width="0.421cm" svg:height="0.801cm" svg:x="9.428cm" svg:y="4.288cm">
          <draw:text-box>
            <text:p text:style-name="P5"><text:span text:style-name="T2">2</text:span></text:p>
          </draw:text-box>
        </draw:frame>
        <draw:polygon draw:style-name="gr2" draw:text-style-name="P3" draw:layer="layout" svg:width="0cm" svg:height="0.122cm" svg:x="12.73cm" svg:y="4.139cm" svg:viewBox="0 0 0 123" draw:points="0,0 0,123">
          <text:p/>
        </draw:polygon>
        <draw:line draw:style-name="gr3" draw:text-style-name="P4" draw:layer="layout" svg:x1="12.73cm" svg:y1="4.139cm" svg:x2="12.73cm" svg:y2="4.262cm">
          <text:p/>
        </draw:line>
        <draw:frame draw:style-name="gr4" draw:text-style-name="P6" draw:layer="layout" svg:width="0.421cm" svg:height="0.801cm" svg:x="11.028cm" svg:y="4.288cm">
          <draw:text-box>
            <text:p text:style-name="P5"><text:span text:style-name="T2">3</text:span></text:p>
          </draw:text-box>
        </draw:frame>
        <draw:polygon draw:style-name="gr2" draw:text-style-name="P3" draw:layer="layout" svg:width="0cm" svg:height="0.122cm" svg:x="14.33cm" svg:y="4.139cm" svg:viewBox="0 0 0 123" draw:points="0,0 0,123">
          <text:p/>
        </draw:polygon>
        <draw:line draw:style-name="gr3" draw:text-style-name="P4" draw:layer="layout" svg:x1="14.33cm" svg:y1="4.139cm" svg:x2="14.33cm" svg:y2="4.262cm">
          <text:p/>
        </draw:line>
        <draw:frame draw:style-name="gr4" draw:text-style-name="P6" draw:layer="layout" svg:width="0.421cm" svg:height="0.801cm" svg:x="12.627cm" svg:y="4.288cm">
          <draw:text-box>
            <text:p text:style-name="P5"><text:span text:style-name="T2">4</text:span></text:p>
          </draw:text-box>
        </draw:frame>
        <draw:frame draw:style-name="gr4" draw:text-style-name="P6" draw:layer="layout" svg:width="0.421cm" svg:height="0.801cm" svg:x="14.227cm" svg:y="4.288cm">
          <draw:text-box>
            <text:p text:style-name="P5"><text:span text:style-name="T2">5</text:span></text:p>
          </draw:text-box>
        </draw:frame>
        <draw:polygon draw:style-name="gr2" draw:text-style-name="P3" draw:layer="layout" svg:width="0.122cm" svg:height="0cm" svg:x="1.41cm" svg:y="4.139cm" svg:viewBox="0 0 123 0" draw:points="123,0 0,0">
          <text:p/>
        </draw:polygon>
        <draw:line draw:style-name="gr3" draw:text-style-name="P4" draw:layer="layout" svg:x1="1.533cm" svg:y1="4.139cm" svg:x2="1.41cm" svg:y2="4.139cm">
          <text:p/>
        </draw:line>
        <draw:frame draw:style-name="gr4" draw:text-style-name="P6" draw:layer="layout" svg:width="1.233cm" svg:height="0.801cm" svg:x="7.459cm" svg:y="4.827cm">
          <draw:text-box>
            <text:p text:style-name="P5"><text:span text:style-name="T1">x</text:span><text:span text:style-name="T2"> [m]</text:span></text:p>
          </draw:text-box>
        </draw:frame>
        <draw:polygon draw:style-name="gr2" draw:text-style-name="P3" draw:layer="layout" svg:width="0.122cm" svg:height="0cm" svg:x="1.41cm" svg:y="3.239cm" svg:viewBox="0 0 123 0" draw:points="123,0 0,0">
          <text:p/>
        </draw:polygon>
        <draw:line draw:style-name="gr3" draw:text-style-name="P4" draw:layer="layout" svg:x1="1.533cm" svg:y1="3.239cm" svg:x2="1.41cm" svg:y2="3.239cm">
          <text:p/>
        </draw:line>
        <draw:frame draw:style-name="gr4" draw:text-style-name="P6" draw:layer="layout" svg:width="0.744cm" svg:height="0.801cm" svg:x="0.589cm" svg:y="3.71cm">
          <draw:text-box>
            <text:p text:style-name="P5"><text:span text:style-name="T2">0</text:span><text:span text:style-name="T1">.</text:span><text:span text:style-name="T2">4</text:span></text:p>
          </draw:text-box>
        </draw:frame>
        <draw:polygon draw:style-name="gr2" draw:text-style-name="P3" draw:layer="layout" svg:width="0.122cm" svg:height="0cm" svg:x="1.41cm" svg:y="2.339cm" svg:viewBox="0 0 123 0" draw:points="123,0 0,0">
          <text:p/>
        </draw:polygon>
        <draw:line draw:style-name="gr3" draw:text-style-name="P4" draw:layer="layout" svg:x1="1.533cm" svg:y1="2.339cm" svg:x2="1.41cm" svg:y2="2.339cm">
          <text:p/>
        </draw:line>
        <draw:frame draw:style-name="gr4" draw:text-style-name="P6" draw:layer="layout" svg:width="0.744cm" svg:height="0.801cm" svg:x="0.589cm" svg:y="2.811cm">
          <draw:text-box>
            <text:p text:style-name="P5"><text:span text:style-name="T2">0</text:span><text:span text:style-name="T1">.</text:span><text:span text:style-name="T2">6</text:span></text:p>
          </draw:text-box>
        </draw:frame>
        <draw:polygon draw:style-name="gr2" draw:text-style-name="P3" draw:layer="layout" svg:width="0.122cm" svg:height="0cm" svg:x="1.41cm" svg:y="1.439cm" svg:viewBox="0 0 123 0" draw:points="123,0 0,0">
          <text:p/>
        </draw:polygon>
        <draw:line draw:style-name="gr3" draw:text-style-name="P4" draw:layer="layout" svg:x1="1.533cm" svg:y1="1.439cm" svg:x2="1.41cm" svg:y2="1.439cm">
          <text:p/>
        </draw:line>
        <draw:frame draw:style-name="gr4" draw:text-style-name="P6" draw:layer="layout" svg:width="0.744cm" svg:height="0.801cm" svg:x="0.589cm" svg:y="1.911cm">
          <draw:text-box>
            <text:p text:style-name="P5"><text:span text:style-name="T2">0</text:span><text:span text:style-name="T1">.</text:span><text:span text:style-name="T2">8</text:span></text:p>
          </draw:text-box>
        </draw:frame>
        <draw:polygon draw:style-name="gr2" draw:text-style-name="P3" draw:layer="layout" svg:width="0.122cm" svg:height="0cm" svg:x="1.41cm" svg:y="0.54cm" svg:viewBox="0 0 123 0" draw:points="123,0 0,0">
          <text:p/>
        </draw:polygon>
        <draw:line draw:style-name="gr3" draw:text-style-name="P4" draw:layer="layout" svg:x1="1.533cm" svg:y1="0.54cm" svg:x2="1.41cm" svg:y2="0.54cm">
          <text:p/>
        </draw:line>
        <draw:frame draw:style-name="gr4" draw:text-style-name="P6" draw:layer="layout" svg:width="0.744cm" svg:height="0.801cm" svg:x="0.589cm" svg:y="1.011cm">
          <draw:text-box>
            <text:p text:style-name="P5"><text:span text:style-name="T2">1</text:span><text:span text:style-name="T1">.</text:span><text:span text:style-name="T2">0</text:span></text:p>
          </draw:text-box>
        </draw:frame>
        <draw:frame draw:style-name="gr4" draw:text-style-name="P6" draw:layer="layout" svg:width="0.744cm" svg:height="0.801cm" svg:x="0.589cm" svg:y="0.111cm">
          <draw:text-box>
            <text:p text:style-name="P5"><text:span text:style-name="T2">1</text:span><text:span text:style-name="T1">.</text:span><text:span text:style-name="T2">2</text:span></text:p>
          </draw:text-box>
        </draw:frame>
        <draw:polyline draw:style-name="gr5" draw:text-style-name="P4" draw:layer="layout" svg:width="12.797cm" svg:height="2.5cm" svg:x="1.533cm" svg:y="1.439cm" svg:viewBox="0 0 12798 2501" draw:points="0,0 4763,0 4769,112 4808,1710 4833,2501 12798,2501">
          <text:p/>
        </draw:polyline>
        <draw:polyline draw:style-name="gr6" draw:text-style-name="P4" draw:layer="layout" svg:width="12.797cm" svg:height="2.5cm" svg:x="1.533cm" svg:y="1.439cm" svg:viewBox="0 0 12798 2501" draw:points="0,1280 1562,1280 1569,1276 1633,960 2100,960 2126,838 2164,646 2170,640 2631,640 2638,623 2702,320 3163,320 3169,312 3233,0 4763,0 4769,112 4808,1710 4833,2501 12798,2501">
          <text:p/>
        </draw:polyline>
        <draw:polyline draw:style-name="gr7" draw:text-style-name="P4" draw:layer="layout" svg:width="12.797cm" svg:height="2.5cm" svg:x="1.533cm" svg:y="1.439cm" svg:viewBox="0 0 12798 2501" draw:points="0,1280 1601,1280 3201,0 4763,0 4769,112 4808,1710 4833,2501 12798,2501">
          <text:p/>
        </draw:polyline>
        <draw:line draw:style-name="gr8" draw:text-style-name="P4" draw:layer="layout" svg:x1="1.533cm" svg:y1="4.139cm" svg:x2="1.533cm" svg:y2="0.54cm">
          <text:p/>
        </draw:line>
        <draw:line draw:style-name="gr8" draw:text-style-name="P4" draw:layer="layout" svg:x1="14.33cm" svg:y1="4.139cm" svg:x2="14.33cm" svg:y2="0.54cm">
          <text:p/>
        </draw:line>
        <draw:line draw:style-name="gr8" draw:text-style-name="P4" draw:layer="layout" svg:x1="1.533cm" svg:y1="4.139cm" svg:x2="14.33cm" svg:y2="4.139cm">
          <text:p/>
        </draw:line>
        <draw:line draw:style-name="gr8" draw:text-style-name="P4" draw:layer="layout" svg:x1="1.533cm" svg:y1="0.54cm" svg:x2="14.33cm" svg:y2="0.54cm">
          <text:p/>
        </draw:line>
        <draw:path draw:style-name="gr9" draw:text-style-name="P7" draw:layer="layout" svg:width="5.9cm" svg:height="1.829cm" svg:x="7.666cm" svg:y="0.999cm" svg:viewBox="0 0 5901 1830" svg:d="M106 1830h5689c71 0 106-27 106-81v-1667c0-54-35-82-106-82h-5689c-71 0-106 28-106 82v1667c0 54 35 81 106 81z">
          <text:p/>
        </draw:path>
        <draw:line draw:style-name="gr5" draw:text-style-name="P4" draw:layer="layout" svg:x1="7.835cm" svg:y1="1.269cm" svg:x2="8.682cm" svg:y2="1.269cm">
          <text:p/>
        </draw:line>
        <draw:line draw:style-name="gr6" draw:text-style-name="P4" draw:layer="layout" svg:x1="7.835cm" svg:y1="1.859cm" svg:x2="8.682cm" svg:y2="1.859cm">
          <text:p/>
        </draw:line>
        <draw:frame draw:style-name="gr4" draw:text-style-name="P6" draw:layer="layout" svg:width="2.322cm" svg:height="0.801cm" svg:x="9.021cm" svg:y="0.826cm">
          <draw:text-box>
            <text:p text:style-name="P5"><text:span text:style-name="T2">No Insert</text:span></text:p>
          </draw:text-box>
        </draw:frame>
        <draw:line draw:style-name="gr7" draw:text-style-name="P4" draw:layer="layout" svg:x1="7.835cm" svg:y1="2.449cm" svg:x2="8.682cm" svg:y2="2.449cm">
          <text:p/>
        </draw:line>
        <draw:frame draw:style-name="gr4" draw:text-style-name="P6" draw:layer="layout" svg:width="3.613cm" svg:height="0.801cm" svg:x="9.021cm" svg:y="1.416cm">
          <draw:text-box>
            <text:p text:style-name="P5"><text:span text:style-name="T2">Discrete Insert</text:span></text:p>
          </draw:text-box>
        </draw:frame>
        <draw:frame draw:style-name="gr4" draw:text-style-name="P6" draw:layer="layout" svg:width="4.439cm" svg:height="0.801cm" svg:x="9.021cm" svg:y="2.006cm">
          <draw:text-box>
            <text:p text:style-name="P5"><text:span text:style-name="T2">Continuous Insert</text:span></text:p>
          </draw:text-box>
        </draw:frame>
        <draw:g>
          <svg:title>TexMaths</svg:title>
          <svg:desc>16§display§A/A_4§svg§600§FALSE§</svg:desc>
          <draw:polygon draw:style-name="gr10" draw:text-style-name="P1" draw:layer="layout" svg:width="1.301cm" svg:height="0.562cm" draw:transform="rotate (1.5707963267949) translate (-0.100000000000001cm 3.297cm)" svg:viewBox="0 0 1302 563" draw:points="651,563 0,563 0,0 1302,0 1302,563">
            <text:p/>
          </draw:polygon>
          <draw:path draw:style-name="gr11" draw:text-style-name="P8" draw:layer="layout" svg:width="0.385cm" svg:height="0.403cm" draw:transform="rotate (1.5707963267949) translate (-0.080806818181818cm 3.27781532416503cm)" svg:viewBox="0 0 386 404" svg:d="M81 339c-22 37-44 46-69 47-7 0-12 0-12 12 0 2 3 6 8 6 15 0 32-2 48-2 18 0 39 2 57 2 2 0 10 0 10-11 0-7-5-7-9-7-13-1-27-6-27-20 0-6 4-13 8-21l43-71h142c1 11 9 88 9 93 0 18-29 19-41 19-8 0-14 0-14 12 0 6 8 6 9 6 23 0 47-2 70-2 14 0 49 2 63 2 4 0 10 0 10-11 0-7-5-7-13-7-34 0-34-3-35-20l-35-352c-1-11-1-14-11-14-9 0-11 4-14 9zM148 256l112-186 18 186z">
            <text:p/>
          </draw:path>
          <draw:path draw:style-name="gr11" draw:text-style-name="P8" draw:layer="layout" svg:width="0.219cm" svg:height="0.562cm" draw:transform="rotate (1.5707963267949) translate (-0.1cm 2.8442416502947cm)" svg:viewBox="0 0 220 563" svg:d="M217 22c3-8 3-10 3-10 0-7-5-12-12-12-3 0-7 1-8 5l-197 538c-3 6-3 8-3 10 0 5 5 10 12 10s8-4 12-13z">
            <text:p/>
          </draw:path>
          <draw:path draw:style-name="gr11" draw:text-style-name="P8" draw:layer="layout" svg:width="0.385cm" svg:height="0.403cm" draw:transform="rotate (1.5707963267949) translate (-0.0808068181818189cm 2.60635166994106cm)" svg:viewBox="0 0 386 404" svg:d="M81 339c-22 37-44 46-69 47-7 0-12 0-12 12 0 2 3 6 8 6 15 0 32-2 48-2 18 0 39 2 57 2 2 0 10 0 10-11 0-7-5-7-9-7-13-1-27-6-27-20 0-6 4-13 8-21l43-71h142c1 11 9 88 9 93 0 18-29 19-41 19-8 0-14 0-14 12 0 6 8 6 9 6 23 0 47-2 70-2 14 0 49 2 63 2 4 0 10 0 10-11 0-7-5-7-13-7-34 0-34-3-35-20l-35-352c-1-11-1-14-11-14-9 0-11 4-14 9zM148 256l112-186 18 186z">
            <text:p/>
          </draw:path>
          <draw:path draw:style-name="gr11" draw:text-style-name="P8" draw:layer="layout" svg:width="0.193cm" svg:height="0.265cm" draw:transform="rotate (1.5707963267949) translate (0.140554545454545cm 2.1894047151277cm)" svg:viewBox="0 0 194 266" svg:d="M194 202v-15h-44v-175c0-9 0-12-8-12-5 0-6 0-12 5l-130 182v15h116v32c0 13 0 18-32 18h-10v14c19 0 45-1 59-1s40 1 60 1v-14h-11c-32 0-32-5-32-18v-32zM119 42v145h-10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5.036cm" fo:page-height="5.5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2:18:04.616077398</dc:date>
    <meta:editing-duration>PT2M58S</meta:editing-duration>
    <meta:editing-cycles>2</meta:editing-cycles>
    <meta:generator>LibreOffice/6.0.7.3$Linux_X86_64 LibreOffice_project/00m0$Build-3</meta:generator>
    <meta:document-statistic meta:object-count="65"/>
  </office:meta>
</office:document-meta>
</file>